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6666" draw:fill-color="#99cccc" draw:textarea-horizontal-align="left" draw:textarea-vertical-align="top" draw:auto-grow-height="false" fo:min-height="11.35cm" fo:min-width="7.5cm"/>
    </style:style>
    <style:style style:name="gr2" style:family="graphic" style:parent-style-name="standard">
      <style:graphic-properties svg:stroke-color="#336666" draw:fill-color="#99cccc" draw:textarea-horizontal-align="left" draw:textarea-vertical-align="top" draw:auto-grow-height="false" fo:min-height="11.16cm" fo:min-width="7.5cm"/>
    </style:style>
    <style:style style:name="gr3" style:family="graphic" style:parent-style-name="standard">
      <style:graphic-properties draw:textarea-horizontal-align="left" draw:textarea-vertical-align="top" draw:auto-grow-height="false" fo:min-height="4.55cm" fo:min-width="4.9cm"/>
    </style:style>
    <style:style style:name="gr4" style:family="graphic" style:parent-style-name="standard">
      <style:graphic-properties svg:stroke-color="#661900" draw:fill-color="#ff950e" draw:textarea-horizontal-align="justify" draw:textarea-vertical-align="middle" draw:auto-grow-height="false" fo:min-height="0.632cm" fo:min-width="2.394cm"/>
    </style:style>
    <style:style style:name="gr5" style:family="graphic" style:parent-style-name="standard">
      <style:graphic-properties svg:stroke-color="#333333" draw:fill-color="#aea79f" draw:textarea-horizontal-align="left" draw:textarea-vertical-align="top" draw:auto-grow-height="false" fo:min-height="2.75cm" fo:min-width="6.5cm"/>
    </style:style>
    <style:style style:name="gr6" style:family="graphic" style:parent-style-name="standard">
      <style:graphic-properties draw:textarea-horizontal-align="left" draw:textarea-vertical-align="top" draw:auto-grow-height="false" fo:min-height="4.35cm" fo:min-width="4.9cm"/>
    </style:style>
    <style:style style:name="gr7" style:family="graphic" style:parent-style-name="standard">
      <style:graphic-properties svg:stroke-color="#661900" draw:fill-color="#ff950e" draw:textarea-horizontal-align="justify" draw:textarea-vertical-align="middle" draw:auto-grow-height="false" fo:min-height="0.768cm" fo:min-width="2.84cm"/>
    </style:style>
    <style:style style:name="gr8" style:family="graphic" style:parent-style-name="standard">
      <style:graphic-properties svg:stroke-color="#666666" draw:fill="none" draw:textarea-horizontal-align="justify" draw:textarea-vertical-align="middle" draw:auto-grow-height="false" fo:min-height="13.15cm" fo:min-width="21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950e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aea79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8cm" svg:height="11.6cm" svg:x="4cm" svg:y="4.4cm">
          <text:p text:style-name="P1">Host 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.41cm" svg:x="15.8cm" svg:y="4.4cm">
          <text:p text:style-name="P1">Host 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8cm" svg:x="5.2cm" svg:y="6cm">
          <text:p text:style-name="P1"><text:span text:style-name="T1">block </text:span><text:span text:style-name="T2">10.1.9.16/2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cm" svg:height="1.4cm" svg:x="5.4cm" svg:y="7cm">
          <text:p text:style-name="P4"><text:span text:style-name="T1">endpoint</text:span><text:span text:style-name="T3"><text:line-break/></text:span><text:span text:style-name="T2">10.1.9.17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7" draw:layer="layout" svg:width="7cm" svg:height="3cm" svg:x="16.2cm" svg:y="12.4cm">
          <text:p text:style-name="P6"><text:span text:style-name="T1">Routes:</text:span></text:p>
          <text:p text:style-name="P6"><text:span text:style-name="T1"/></text:p>
          <text:p text:style-name="P3"><text:span text:style-name="T2">10.1.9.16/28 → Host 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cm" svg:height="3cm" svg:x="4.4cm" svg:y="12.4cm">
          <text:p text:style-name="P6"><text:span text:style-name="T1">Routes:</text:span></text:p>
          <text:p text:style-name="P3"><text:span text:style-name="T1"/></text:p>
          <text:p text:style-name="P6"><text:span text:style-name="T2">10.1.9.32/28 → Host 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4.6cm" svg:x="17cm" svg:y="6cm">
          <text:p text:style-name="P1"><text:span text:style-name="T1">block </text:span><text:span text:style-name="T2">10.1.9.32/28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1.4cm" svg:x="17.2cm" svg:y="7cm">
          <text:p text:style-name="P4"><text:span text:style-name="T1">Endpoint</text:span><text:span text:style-name="T3"><text:line-break/></text:span><text:span text:style-name="T2">10.1.9.33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5" draw:layer="layout" svg:width="4.6cm" svg:height="1.4cm" svg:x="5.401cm" svg:y="8.601cm">
          <text:p text:style-name="P4"><text:span text:style-name="T1">endpoint</text:span><text:span text:style-name="T3"><text:line-break/></text:span><text:span text:style-name="T2">10.1.9.18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22cm" svg:height="13.4cm" svg:x="2.8cm" svg:y="3.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2cm" svg:height="0.886cm" svg:x="2.8cm" svg:y="17.2cm">
          <draw:text-box>
            <text:p text:style-name="P9"><text:span text:style-name="T4">Blocks, endpoints and routes in the cluster after creation of the third endpoi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ndel </meta:initial-creator>
    <meta:creation-date>2017-09-07T12:07:45.018112501</meta:creation-date>
    <dc:date>2017-09-07T12:21:27.392556817</dc:date>
    <dc:creator>jbrendel </dc:creator>
    <meta:editing-duration>PT13M42S</meta:editing-duration>
    <meta:editing-cycles>1</meta:editing-cycles>
    <meta:document-statistic meta:object-count="34"/>
    <meta:generator>LibreOffice/4.4.3.2$Linux_X86_64 LibreOffice_project/40m0$Build-2</meta:generator>
  </office:meta>
</office:document-meta>
</file>